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Extras</text:p>
      <text:p text:style-name="Text_20_body">This section contains extra tools and tips for working with previously-tested, or up-and-coming features of the nGraph Compiler stack.</text:p>
      <text:p text:style-name="Text_20_body">homomorphic_encryption.rst distributed_training.rst testing_latency.r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tras</dc:title>
  </office:meta>
</office:document-meta>
</file>